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B000000358834D150.png" manifest:media-type="image/png"/>
  <manifest:file-entry manifest:full-path="Pictures/10000000000000200000002000309F1C.png" manifest:media-type="image/png"/>
  <manifest:file-entry manifest:full-path="Pictures/10000000000003200000025800EFCCEB.png" manifest:media-type="image/png"/>
  <manifest:file-entry manifest:full-path="Pictures/10000000000003200000025857E035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none" draw:fill="none" fo:min-height="0.636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2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21"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style:font-name="Arial1" fo:font-size="28pt" fo:text-shadow="1pt 1pt" fo:font-weight="bold" style:font-name-asian="Arial1" style:font-size-asian="28pt" style:font-weight-asian="bold" style:font-name-complex="Arial1"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style>
    <style:style style:name="P7" style:family="paragraph">
      <style:paragraph-properties fo:margin-left="0cm" fo:margin-right="0cm" fo:margin-top="0.352cm" fo:margin-bottom="0cm" fo:line-height="100%"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margin-left="0cm" fo:margin-right="0cm" fo:text-indent="0cm"/>
    </style:style>
    <style:style style:name="P10" style:family="paragraph">
      <style:paragraph-properties fo:margin-left="0cm" fo:margin-right="0cm" fo:line-height="85%" fo:text-indent="0cm"/>
    </style:style>
    <style:style style:name="P11" style:family="paragraph">
      <style:paragraph-properties fo:margin-left="0cm" fo:margin-right="0cm" fo:margin-top="0.564cm" fo:margin-bottom="0cm" fo:line-height="95%" fo:text-indent="0cm" style:punctuation-wrap="simple" style:line-break="normal"/>
    </style:style>
    <style:style style:name="P12" style:family="paragraph">
      <style:paragraph-properties fo:margin-left="0.948cm" fo:margin-right="0cm" fo:text-indent="0cm" style:writing-mode="lr-tb"/>
      <style:text-properties fo:font-size="24pt" style:font-size-asian="24pt" style:font-size-complex="24pt"/>
    </style:style>
    <style:style style:name="P13" style:family="paragraph">
      <style:paragraph-properties fo:margin-left="0.948cm" fo:margin-right="0cm" fo:text-indent="0cm"/>
      <style:text-properties fo:font-size="24pt" style:font-size-asian="24pt" style:font-size-complex="24pt"/>
    </style:style>
    <style:style style:name="P14" style:family="paragraph">
      <style:paragraph-properties fo:margin-left="0.948cm" fo:margin-right="0cm" fo:text-indent="0cm"/>
      <style:text-properties fo:font-size="28pt" style:font-size-asian="28pt" style:font-size-complex="28pt"/>
    </style:style>
    <style:style style:name="P15" style:family="paragraph">
      <style:paragraph-properties fo:margin-left="0.948cm" fo:margin-right="0cm" fo:text-indent="0cm"/>
    </style:style>
    <style:style style:name="P16" style:family="paragraph">
      <style:paragraph-properties fo:margin-left="0.948cm" fo:margin-right="0cm" fo:text-indent="0cm"/>
      <style:text-properties fo:font-size="26pt" style:font-size-asian="26pt" style:font-size-complex="26pt"/>
    </style:style>
    <style:style style:name="P17" style:family="paragraph">
      <style:paragraph-properties fo:margin-left="0cm" fo:margin-right="0cm" fo:line-height="105%" fo:text-indent="0cm"/>
    </style:style>
    <style:style style:name="P18" style:family="paragraph">
      <style:paragraph-properties fo:margin-left="0cm" fo:margin-right="0cm" fo:line-height="105%" fo:text-indent="0cm" style:writing-mode="lr-tb"/>
      <style:text-properties fo:font-size="20pt" style:font-size-asian="20pt" style:font-size-complex="20pt"/>
    </style:style>
    <style:style style:name="P19" style:family="paragraph">
      <style:paragraph-properties fo:margin-left="0cm" fo:margin-right="0cm" fo:line-height="105%" fo:text-indent="0cm" style:writing-mode="lr-tb"/>
      <style:text-properties fo:font-size="18pt" style:font-size-asian="18pt" style:font-size-complex="18pt"/>
    </style:style>
    <style:style style:name="P20" style:family="paragraph">
      <style:paragraph-properties fo:margin-left="0cm" fo:margin-right="0cm" fo:text-indent="0cm"/>
      <style:text-properties fo:font-size="20pt" style:font-size-asian="20pt" style:font-size-complex="20pt"/>
    </style:style>
    <style:style style:name="P21" style:family="paragraph">
      <style:paragraph-properties fo:margin-left="0cm" fo:margin-right="0cm" fo:text-indent="0cm"/>
      <style:text-properties fo:font-size="12pt"/>
    </style:style>
    <style:style style:name="P22" style:family="paragraph">
      <style:paragraph-properties fo:margin-left="0cm" fo:margin-right="0cm" fo:text-indent="0cm"/>
      <style:text-properties fo:font-size="32pt" style:font-size-asian="32pt" style:font-size-complex="32pt"/>
    </style:style>
    <style:style style:name="P23" style:family="paragraph">
      <style:paragraph-properties fo:margin-left="0.948cm" fo:margin-right="0cm" fo:text-indent="0cm"/>
      <style:text-properties fo:font-size="30pt" style:font-size-asian="30pt" style:font-size-complex="30pt"/>
    </style:style>
    <style:style style:name="P24" style:family="paragraph">
      <style:paragraph-properties fo:margin-left="0.948cm" fo:margin-right="0cm" fo:text-indent="-0.948cm"/>
    </style:style>
    <style:style style:name="P25" style:family="paragraph">
      <style:paragraph-properties fo:margin-left="0.948cm" fo:margin-right="0cm" fo:margin-top="0.36cm" fo:margin-bottom="0cm" fo:text-indent="-0.948cm"/>
    </style:style>
    <style:style style:name="P26" style:family="paragraph">
      <style:paragraph-properties fo:margin-left="0cm" fo:margin-right="0cm" fo:text-align="start" fo:text-indent="0cm"/>
    </style:style>
    <style:style style:name="P27" style:family="paragraph">
      <style:paragraph-properties fo:margin-left="0cm" fo:margin-right="0cm" fo:text-align="start" fo:text-indent="0cm"/>
      <style:text-properties fo:font-size="18pt" style:font-size-asian="18pt" style:font-size-complex="18pt"/>
    </style:style>
    <style:style style:name="P28" style:family="paragraph">
      <style:paragraph-properties fo:margin-left="0cm" fo:margin-right="0cm" fo:text-align="start" fo:text-indent="0cm"/>
      <style:text-properties fo:font-size="16pt" style:font-size-asian="16pt" style:font-size-complex="16pt"/>
    </style:style>
    <style:style style:name="P29" style:family="paragraph">
      <style:paragraph-properties fo:margin-left="0.948cm" fo:margin-right="0cm" fo:margin-top="1.058cm" fo:margin-bottom="0cm" fo:line-height="95%" fo:text-align="center" fo:text-indent="-0.948cm" style:punctuation-wrap="simple" style:line-break="normal"/>
    </style:style>
    <style:style style:name="P30" style:family="paragraph">
      <style:paragraph-properties fo:margin-left="0.948cm" fo:margin-right="0cm" fo:text-indent="0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line-through-type="none" style:text-position="0% 100%" style:font-name="Arial1" fo:font-size="28pt" fo:font-style="normal" fo:text-shadow="1pt 1pt" style:text-underline-style="none" fo:font-weight="bold" style:letter-kerning="true" style:font-name-asian="Arial1" style:font-size-asian="28pt" style:font-style-asian="normal" style:font-weight-asian="bold" style:font-name-complex="Arial1" style:font-size-complex="28pt" style:font-style-complex="normal" style:font-weight-complex="bold" style:text-emphasize="none" style:font-relief="none"/>
    </style:style>
    <style:style style:name="T3" style:family="text">
      <style:text-properties fo:color="#000000" fo:font-size="30pt" fo:language="en" fo:country="GB" style:font-size-asian="30pt" style:font-size-complex="30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font-size="16pt" fo:language="en" fo:country="US" style:font-size-asian="16pt" style:font-size-complex="16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style:font-name="Courier New1" fo:font-size="20pt" fo:language="en" fo:country="GB" fo:text-shadow="1pt 1pt" fo:font-weight="bold" style:font-size-asian="20pt" style:font-weight-asian="bold" style:font-size-complex="20pt" style:font-weight-complex="bold"/>
    </style:style>
    <style:style style:name="T13" style:family="text">
      <style:text-properties fo:font-size="26pt" fo:font-style="italic" style:font-size-asian="26pt" style:font-style-asian="italic" style:font-size-complex="26pt" style:font-style-complex="italic"/>
    </style:style>
    <style:style style:name="T14" style:family="text">
      <style:text-properties style:font-name="Courier New1" fo:font-size="18pt" fo:language="en" fo:country="GB" fo:text-shadow="1pt 1pt" fo:font-weight="bold" style:font-size-asian="18pt" style:font-weight-asian="bold" style:font-size-complex="18pt" style:font-weight-complex="bold"/>
    </style:style>
    <style:style style:name="T15" style:family="text">
      <style:text-properties fo:font-size="20pt" style:font-size-asian="20pt" style:font-size-complex="2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18pt" style:font-size-asian="18pt" style:font-size-complex="18pt"/>
    </style:style>
    <style:style style:name="T18" style:family="text">
      <style:text-properties style:use-window-font-color="true" style:font-name="Courier New1" fo:font-size="20pt" fo:language="en" fo:country="GB" fo:text-shadow="1pt 1pt" fo:font-weight="bold" style:font-size-asian="20pt" style:font-weight-asian="bold" style:font-size-complex="20pt" style:font-weight-complex="bold"/>
    </style:style>
    <style:style style:name="T19" style:family="text">
      <style:text-properties fo:color="#000000" style:font-name="Courier New1" fo:font-size="20pt" fo:language="en" fo:country="GB" fo:text-shadow="1pt 1pt" fo:font-weight="bold" style:font-size-asian="20pt" style:font-weight-asian="bold" style:font-size-complex="20pt" style:font-weight-complex="bold"/>
    </style:style>
    <style:style style:name="T20" style:family="text">
      <style:text-properties fo:font-size="32pt" style:font-size-asian="32pt" style:font-size-complex="32pt"/>
    </style:style>
    <style:style style:name="T21" style:family="text">
      <style:text-properties fo:font-size="30pt" style:font-size-asian="30pt" style:font-size-complex="30pt"/>
    </style:style>
    <style:style style:name="T22" style:family="text">
      <style:text-properties style:font-name="Courier New1" fo:font-size="30pt" style:font-size-asian="30pt" style:font-size-complex="30pt"/>
    </style:style>
    <style:style style:name="T23" style:family="text">
      <style:text-properties fo:font-size="22pt" style:font-size-asian="22pt" style:font-size-complex="22pt"/>
    </style:style>
    <style:style style:name="T24" style:family="text">
      <style:text-properties fo:font-size="12pt"/>
    </style:style>
    <style:style style:name="T25" style:family="text">
      <style:text-properties style:font-name="Courier New1" fo:font-size="24pt" style:font-size-asian="24pt" style:font-size-complex="24pt"/>
    </style:style>
    <style:style style:name="T26" style:family="text">
      <style:text-properties fo:font-size="16pt" style:font-size-asian="16pt" style:font-size-complex="16pt"/>
    </style:style>
    <style:style style:name="T27" style:family="text">
      <style:text-properties fo:font-size="60pt" fo:language="en" fo:country="GB" style:font-size-asian="60pt" style:font-size-complex="60pt"/>
    </style:style>
    <style:style style:name="T28" style:family="text">
      <style:text-properties fo:font-size="16pt" fo:language="bg" fo:country="BG"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Perl Programming Course</text:span></text:p>
          </draw:text-box>
        </draw:frame>
        <draw:frame draw:style-name="gr1" draw:text-style-name="P4" draw:layer="layout" svg:width="10cm" svg:height="1.356cm" svg:x="7.7cm" svg:y="8.149cm">
          <draw:text-box>
            <text:p text:style-name="P3"><text:span text:style-name="T2">Introduction to Perl</text:span></text:p>
          </draw:text-box>
        </draw:frame>
        <draw:custom-shape draw:style-name="gr2" draw:text-style-name="P6" draw:layer="layout" svg:width="9.565cm" svg:height="1.495cm" svg:x="1.308cm" svg:y="13.529cm">
          <text:p text:style-name="P5"><text:span text:style-name="T3">Krasimir Berov</text:span></text:p>
          <draw:enhanced-geometry svg:viewBox="0 0 21600 21600" draw:type="rectangle" draw:enhanced-path="M 0 0 L 21600 0 21600 21600 0 21600 0 0 Z N"/>
        </draw:custom-shape>
        <draw:custom-shape draw:style-name="gr3" draw:text-style-name="P6" draw:layer="layout" svg:width="8.824cm" svg:height="1.812cm" svg:x="1.352cm" svg:y="15.2cm">
          <text:p/>
          <draw:enhanced-geometry svg:viewBox="0 0 21600 21600" draw:type="rectangle" draw:enhanced-path="M 0 0 L 21600 0 21600 21600 0 21600 0 0 Z N"/>
        </draw:custom-shape>
        <draw:custom-shape draw:style-name="gr4" draw:text-style-name="P7" draw:layer="layout" svg:width="3.5cm" svg:height="0.886cm" svg:x="1.5cm" svg:y="16.842cm">
          <office:event-listeners>
            <presentation:event-listener script:event-name="dom:click" presentation:action="show" xlink:href="" xlink:type="simple" xlink:show="embed" xlink:actuate="onRequest"/>
          </office:event-listeners>
          <text:p text:style-name="P7"><text:span text:style-name="T4"><text:a xlink:href="http://i-can.eu/" xlink:type="simple">I-can.eu</text:a></text:span></text:p>
          <draw:enhanced-geometry svg:viewBox="0 0 21600 21600" draw:type="rectangle" draw:enhanced-path="M 0 0 L 21600 0 21600 21600 0 21600 0 0 Z N"/>
        </draw:custom-shape>
        <draw:frame draw:style-name="gr5" draw:text-style-name="P8" draw:layer="layout" svg:width="10.539cm" svg:height="0.886cm" svg:x="7.5cm" svg:y="16.842cm">
          <draw:text-box>
            <text:p><text:span text:style-name="T5">With the kind support of </text:span><text:span text:style-name="T5"><text:a xlink:href="http://chainsolutions.net/" xlink:type="simple">Chain Solutions</text:a></text:span></text:p>
          </draw:text-box>
        </draw:frame>
        <presentation:notes draw:style-name="dp2">
          <draw:custom-shape draw:style-name="gr6"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10"><text:span text:style-name="T6">Contents</text:span></text:p>
          </draw:text-box>
        </draw:frame>
        <draw:frame presentation:style-name="pr4" draw:text-style-name="P12" draw:layer="layout" svg:width="23.6cm" svg:height="14.805cm" svg:x="0.9cm" svg:y="3.523cm" presentation:class="outline" presentation:user-transformed="true">
          <draw:text-box>
            <text:list text:style-name="L3">
              <text:list-item>
                <text:p text:style-name="P11"><text:span text:style-name="T7">Brief History</text:span></text:p>
              </text:list-item>
              <text:list-item>
                <text:p text:style-name="P11"><text:span text:style-name="T7"><text:s/></text:span><text:span text:style-name="T7">Basic concepts. Interpreted (scripting) or compiled?</text:span></text:p>
              </text:list-item>
              <text:list-item>
                <text:p text:style-name="P11"><text:span text:style-name="T7">Virtual machine and platform abstraction</text:span></text:p>
              </text:list-item>
              <text:list-item>
                <text:p text:style-name="P11"><text:span text:style-name="T7">Why Perl? </text:span></text:p>
              </text:list-item>
              <text:list-item>
                <text:p text:style-name="P11"><text:span text:style-name="T7">CPAN and PPM</text:span></text:p>
              </text:list-item>
              <text:list-item>
                <text:p text:style-name="P11"><text:span text:style-name="T7">Installing on (Windows/Unix)</text:span></text:p>
              </text:list-item>
            </text:list>
            <text:list text:style-name="L4">
              <text:list-item>
                <text:p text:style-name="P11"><text:span text:style-name="T7">Basic syntax</text:span></text:p>
              </text:list-item>
              <text:list-item>
                <text:p text:style-name="P11"><text:span text:style-name="T7">Builtin operators and functions</text:span></text:p>
              </text:list-item>
            </text:list>
            <text:list text:style-name="L3">
              <text:list-item>
                <text:p text:style-name="P11"><text:span text:style-name="T7">Hello World</text:span></text:p>
              </text:list-item>
              <text:list-item>
                <text:p text:style-name="P11"><text:span text:style-name="T7">Resources</text:span></text:p>
              </text:list-item>
            </text:list>
          </draw:text-box>
        </draw:frame>
        <presentation:notes draw:style-name="dp3" presentation:use-footer-name="ftr1">
          <draw:custom-shape draw:style-name="gr6"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rief History</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9"><text:span text:style-name="T8">1986/7 – Perl was </text:span><text:span text:style-name="T9">invented</text:span><text:span text:style-name="T8"> by Larry Wall at NASA's Jet Propulsion Labs</text:span></text:p>
              </text:list-item>
              <text:list-item>
                <text:p text:style-name="P9"><text:span text:style-name="T8">1987-Dec-18 Perl 1 introduced Perl to the world.</text:span></text:p>
              </text:list-item>
              <text:list-item>
                <text:p text:style-name="P9"><text:span text:style-name="T8">1988-Jun-05 Perl 2 introduced Henry Spencer's regular expression package. </text:span></text:p>
              </text:list-item>
              <text:list-item>
                <text:p text:style-name="P9"><text:span text:style-name="T8">1989-Oct-18 Perl 3 introduced the ability to handle binary data.</text:span></text:p>
              </text:list-item>
              <text:list-item>
                <text:p text:style-name="P9"><text:span text:style-name="T8">1991-Mar-21 Perl 4 introduced the first Camel book.</text:span></text:p>
              </text:list-item>
              <text:list-item>
                <text:p text:style-name="P9"><text:span text:style-name="T8">1994-Oct-17 Perl 5 introduced everything else,</text:span><text:span text:style-name="T8"><text:line-break/></text:span><text:span text:style-name="T8">(OOP, threads...) including the ability to introduce everything else.</text:span></text:p>
              </text:list-item>
              <text:list-item>
                <text:p text:style-name="P9"><text:span text:style-name="T8"><text:a xlink:href="http://perlnews.org/2014/05/perl-5-20-released/" xlink:type="simple">2014-05-27</text:a></text:span><text:span text:style-name="T8"> Perl 5.20 has been released by Ricardo Signes.</text:span></text:p>
              </text:list-item>
            </text:list>
          </draw:text-box>
        </draw:frame>
        <presentation:notes draw:style-name="dp3" presentation:use-footer-name="ftr1">
          <draw:page-thumbnail draw:style-name="gr7" draw:layer="layout" svg:width="13.943cm" svg:height="10.66cm" svg:x="2.887cm" svg:y="2.16cm" draw:page-number="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8" draw:text-style-name="P14" draw:layer="layout" svg:width="23.596cm" svg:height="12.347cm" svg:x="0.902cm" svg:y="4cm" presentation:class="outline" presentation:user-transformed="true">
          <draw:text-box>
            <text:list text:style-name="L5">
              <text:list-item>
                <text:p text:style-name="P9"><text:span text:style-name="T10">P.E.R.L (Pathologically Eclectick Rubish Lister)</text:span><text:span text:style-name="T10"><text:line-break/></text:span><text:span text:style-name="T10">or </text:span><text:span text:style-name="T10"><text:line-break/></text:span><text:span text:style-name="T10">P.E.R.L (Practical Extraction and Report Language)</text:span></text:p>
              </text:list-item>
              <text:list-item>
                <text:p text:style-name="P9"><text:span text:style-name="T10">Programming Languages</text:span></text:p>
              </text:list-item>
              <text:list-item>
                <text:p text:style-name="P9"><text:span text:style-name="T10">Interpreted and compiled languages</text:span></text:p>
              </text:list-item>
            </text:list>
          </draw:text-box>
        </draw:frame>
        <presentation:notes draw:style-name="dp3" presentation:use-footer-name="ftr1">
          <draw:page-thumbnail draw:style-name="gr7" draw:layer="layout" svg:width="13.943cm" svg:height="10.66cm" svg:x="2.887cm" svg:y="2.16cm" draw:page-number="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rogramming languages</text:p>
              </text:list-item>
            </text:list>
            <text:list text:style-name="L6">
              <text:list-item>
                <text:list>
                  <text:list-item>
                    <text:p text:style-name="P9">C/C++</text:p>
                  </text:list-item>
                  <text:list-item>
                    <text:p text:style-name="P9">Java</text:p>
                  </text:list-item>
                  <text:list-item>
                    <text:p text:style-name="P9">Tcl</text:p>
                  </text:list-item>
                  <text:list-item>
                    <text:p text:style-name="P9">Perl</text:p>
                  </text:list-item>
                  <text:list-item>
                    <text:p text:style-name="P9">PHP</text:p>
                  </text:list-item>
                  <text:list-item>
                    <text:p text:style-name="P9">Ruby</text:p>
                  </text:list-item>
                  <text:list-item>
                    <text:p text:style-name="P9">JavaScript</text:p>
                  </text:list-item>
                  <text:list-item>
                    <text:p text:style-name="P9">….</text:p>
                  </text:list-item>
                </text:list>
              </text:list-item>
            </text:list>
          </draw:text-box>
        </draw:frame>
        <presentation:notes draw:style-name="dp3" presentation:use-footer-name="ftr1">
          <draw:page-thumbnail draw:style-name="gr7" draw:layer="layout" svg:width="13.943cm" svg:height="10.66cm" svg:x="2.887cm" svg:y="2.16cm" draw:page-number="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Interpreted or Compiled is Perl?</text:p>
              </text:list-item>
            </text:list>
          </draw:text-box>
        </draw:frame>
        <presentation:notes draw:style-name="dp3" presentation:use-footer-name="ftr1">
          <draw:page-thumbnail draw:style-name="gr7" draw:layer="layout" svg:width="13.943cm" svg:height="10.66cm" svg:x="2.887cm" svg:y="2.16cm" draw:page-number="6"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Interpreted?</text:span></text:p>
                <text:list>
                  <text:list-item>
                    <text:p text:style-name="P9"><text:span text:style-name="T8">An interpreted language needs a program called an </text:span><text:span text:style-name="T9">interpreter</text:span><text:span text:style-name="T8"> to process the source code every time you run the program. </text:span></text:p>
                  </text:list-item>
                  <text:list-item>
                    <text:p text:style-name="P9"><text:span text:style-name="T8">The interpreter translates the source code down to machine code, because it's for machines to read.</text:span></text:p>
                  </text:list-item>
                  <text:list-item>
                    <text:p text:style-name="P9"><text:span text:style-name="T8">Source code is for humans. </text:span></text:p>
                  </text:list-item>
                </text:list>
              </text:list-item>
              <text:list-item>
                <text:p text:style-name="P9"><text:span text:style-name="T11">Details:</text:span></text:p>
                <text:list>
                  <text:list-item>
                    <text:p text:style-name="P9"><text:span text:style-name="T11">perlhack/Elements of the interpreter</text:span></text:p>
                  </text:list-item>
                  <text:list-item>
                    <text:p text:style-name="P9"><text:span text:style-name="T11">perlguts/Compiled code</text:span></text:p>
                  </text:list-item>
                </text:list>
              </text:list-item>
              <text:list-item>
                <text:p text:style-name="P9"><text:span text:style-name="T11">Interpreted languages: Perl, PHP, Python, Ruby...</text:span></text:p>
              </text:list-item>
            </text:list>
          </draw:text-box>
        </draw:frame>
        <presentation:notes draw:style-name="dp3" presentation:use-footer-name="ftr1">
          <draw:page-thumbnail draw:style-name="gr7" draw:layer="layout" svg:width="13.943cm" svg:height="10.66cm" svg:x="2.887cm" svg:y="2.16cm" draw:page-number="7"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Compiled?</text:span></text:p>
                <text:list>
                  <text:list-item>
                    <text:p text:style-name="P9"><text:span text:style-name="T8">A compiled language uses a </text:span><text:span text:style-name="T9">compiler</text:span><text:span text:style-name="T8"> to do all this processing one time only. </text:span></text:p>
                  </text:list-item>
                  <text:list-item>
                    <text:p text:style-name="P9"><text:span text:style-name="T8">After that, you can run the produced machine code many times <text:s/>on many machines without needing the compiler.</text:span></text:p>
                  </text:list-item>
                </text:list>
              </text:list-item>
              <text:list-item>
                <text:p text:style-name="P9"><text:span text:style-name="T11">Compiled languages: C,C++, D, Delphy,.. </text:span></text:p>
              </text:list-item>
              <text:list-item>
                <text:p text:style-name="P9"><text:span text:style-name="T11">Byte-compiled languages: Java, Python, Perl (Parrot-Perl6,Java-Perl6) :)...</text:span></text:p>
              </text:list-item>
              <text:list-item>
                <text:p text:style-name="P9"><text:span text:style-name="T11">The byte code should be machine independent too</text:span></text:p>
                <text:list>
                  <text:list-item>
                    <text:p text:style-name="P9"><text:span text:style-name="T11">Not as portable as Perl source </text:span><text:span text:style-name="T11"><text:line-break/></text:span><text:span text:style-name="T11">(see perlcompile, B::Bytecode).</text:span></text:p>
                  </text:list-item>
                </text:list>
              </text:list-item>
            </text:list>
          </draw:text-box>
        </draw:frame>
        <presentation:notes draw:style-name="dp3" presentation:use-footer-name="ftr1">
          <draw:page-thumbnail draw:style-name="gr7" draw:layer="layout" svg:width="13.943cm" svg:height="10.66cm" svg:x="2.887cm" svg:y="2.16cm" draw:page-number="8"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Virtual machine</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Virtual machine == perl the program/interpreter</text:p>
              </text:list-item>
              <text:list-item>
                <text:p text:style-name="P9"><text:span text:style-name="T10">The work of the interpreter has two main stages:</text:span></text:p>
                <text:list>
                  <text:list-item>
                    <text:p text:style-name="P9"><text:span text:style-name="T10">compiling the code into the internal representation (bytecode) </text:span></text:p>
                  </text:list-item>
                  <text:list-item>
                    <text:p text:style-name="P9"><text:span text:style-name="T10">executing it.</text:span></text:p>
                  </text:list-item>
                </text:list>
              </text:list-item>
              <text:list-item>
                <text:p text:style-name="P9">Virtual machine for Perl 6 – Parrot is more like Java and .NET. </text:p>
              </text:list-item>
              <text:list-item>
                <text:p text:style-name="P9">Perl6 is being ported to the Java platform too<text:line-break/>(<text:a xlink:href="https://github.com/jnthn/nqp-jvm-prep" xlink:type="simple">https://github.com/jnthn/nqp-jvm-prep</text:a>).</text:p>
              </text:list-item>
            </text:list>
          </draw:text-box>
        </draw:frame>
        <presentation:notes draw:style-name="dp3" presentation:use-footer-name="ftr1">
          <draw:page-thumbnail draw:style-name="gr7" draw:layer="layout" svg:width="13.943cm" svg:height="10.66cm" svg:x="2.887cm" svg:y="2.16cm" draw:page-number="9"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Virtual machine</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Short breakdown of perl's work</text:p>
                <text:list>
                  <text:list-item>
                    <text:p text:style-name="P9">Compilation</text:p>
                    <text:list>
                      <text:list-item>
                        <text:p text:style-name="P9">Startup</text:p>
                      </text:list-item>
                      <text:list-item>
                        <text:p text:style-name="P9">Parsing</text:p>
                      </text:list-item>
                      <text:list-item>
                        <text:p text:style-name="P9">Compilation and Optimization</text:p>
                      </text:list-item>
                    </text:list>
                  </text:list-item>
                  <text:list-item>
                    <text:p text:style-name="P9">Run</text:p>
                    <text:list>
                      <text:list-item>
                        <text:p text:style-name="P9">Running</text:p>
                      </text:list-item>
                      <text:list-item>
                        <text:p text:style-name="P9">Exception handing</text:p>
                      </text:list-item>
                    </text:list>
                  </text:list-item>
                </text:list>
              </text:list-item>
            </text:list>
          </draw:text-box>
        </draw:frame>
        <presentation:notes draw:style-name="dp3" presentation:use-footer-name="ftr1">
          <draw:page-thumbnail draw:style-name="gr7" draw:layer="layout" svg:width="13.943cm" svg:height="10.66cm" svg:x="2.887cm" svg:y="2.16cm" draw:page-number="10"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Platform abstraction</text:p>
          </draw:text-box>
        </draw:frame>
        <draw:frame presentation:style-name="pr9" draw:text-style-name="P14" draw:layer="layout" svg:width="23.596cm" svg:height="6.978cm" svg:x="0.9cm" svg:y="3.522cm" presentation:class="outline" presentation:user-transformed="true">
          <draw:text-box>
            <text:list text:style-name="L5">
              <text:list-item>
                <text:p text:style-name="P9"><text:span text:style-name="T10">Perl's virtual machine permits us not to think about the specifics of the OS.</text:span></text:p>
              </text:list-item>
              <text:list-item>
                <text:p text:style-name="P9"><text:span text:style-name="T10">High level of abstraction</text:span></text:p>
              </text:list-item>
              <text:list-item>
                <text:p text:style-name="P9"><text:span text:style-name="T10">The same source code is run on different platforms:</text:span></text:p>
              </text:list-item>
            </text:list>
          </draw:text-box>
        </draw:frame>
        <draw:custom-shape draw:style-name="gr8" draw:text-style-name="P18" draw:layer="layout" svg:width="22.502cm" svg:height="8cm" svg:x="1cm" svg:y="10.2cm">
          <text:p text:style-name="P9"><text:span text:style-name="T12">use File::Path;</text:span></text:p>
          <text:p text:style-name="P17"><text:span text:style-name="T12">my $dest ='/some/path/in/main/drive'</text:span></text:p>
          <text:p text:style-name="P17"><text:span text:style-name="T12">eval { mkpath($dest) };</text:span></text:p>
          <text:p text:style-name="P17"><text:span text:style-name="T12">if ($@) {</text:span></text:p>
          <text:p text:style-name="P17"><text:span text:style-name="T12"><text:s text:c="4"/></text:span><text:span text:style-name="T12">print "Couldn't create $dest:$/$@$/" </text:span></text:p>
          <text:p text:style-name="P17"><text:span text:style-name="T12"><text:s text:c="4"/></text:span><text:span text:style-name="T12">. "... exiting.$/";</text:span></text:p>
          <text:p text:style-name="P17"><text:span text:style-name="T12"><text:s text:c="4"/></text:span><text:span text:style-name="T12">exit;</text:span></text:p>
          <text:p text:style-name="P17"><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1"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Easy to learn</text:p>
                <text:list>
                  <text:list-item>
                    <text:p text:style-name="P9"><text:span text:style-name="T11">Learning a little Perl can get you farther than expected. </text:span></text:p>
                  </text:list-item>
                  <text:list-item>
                    <text:p text:style-name="P9"><text:span text:style-name="T11">Easy for humans to </text:span><text:span text:style-name="T13">write</text:span><text:span text:style-name="T11">, rather than easy for computers to understand. </text:span></text:p>
                  </text:list-item>
                  <text:list-item>
                    <text:p text:style-name="P9"><text:span text:style-name="T11">The syntax of the language is a lot more like a human language .</text:span></text:p>
                  </text:list-item>
                </text:list>
              </text:list-item>
            </text:list>
          </draw:text-box>
        </draw:frame>
        <draw:custom-shape draw:style-name="gr9" draw:text-style-name="P18" draw:layer="layout" svg:width="22.502cm" svg:height="3.499cm" svg:x="1.449cm" svg:y="12.701cm">
          <text:p text:style-name="P17"><text:span text:style-name="T12">open(FILE) or die $!; <text:s text:c="3"/>#same as below</text:span></text:p>
          <text:p text:style-name="P17"><text:span text:style-name="T12">die $! unless open(FILE);#same as above</text:span></text:p>
          <text:p text:style-name="P17"><text:span text:style-name="T12">die $! if not open(FILE);#same as above</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2"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ortable</text:p>
                <text:list>
                  <text:list-item>
                    <text:p text:style-name="P9">Perl is ported to almost all modern operating systems such as Windows, Mac OS X, Linux, Unix (created on) and many others...</text:p>
                  </text:list-item>
                </text:list>
              </text:list-item>
              <text:list-item>
                <text:p text:style-name="P9">Very high level language</text:p>
                <text:list>
                  <text:list-item>
                    <text:p text:style-name="P9">Does not make you think about obscure things like memory allocation, CPU, etc.</text:p>
                  </text:list-item>
                </text:list>
              </text:list-item>
            </text:list>
          </draw:text-box>
        </draw:frame>
        <presentation:notes draw:style-name="dp3" presentation:use-footer-name="ftr1">
          <draw:page-thumbnail draw:style-name="gr7" draw:layer="layout" svg:width="13.943cm" svg:height="10.66cm" svg:x="2.887cm" svg:y="2.16cm" draw:page-number="1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10" draw:text-style-name="P16" draw:layer="layout" svg:width="23.596cm" svg:height="9.478cm" svg:x="0.9cm" svg:y="3.522cm" presentation:class="outline" presentation:user-transformed="true">
          <draw:text-box>
            <text:list text:style-name="L5">
              <text:list-item>
                <text:p text:style-name="P9"><text:span text:style-name="T11">„</text:span><text:span text:style-name="T11">Talks“ text (in any encoding).</text:span></text:p>
              </text:list-item>
              <text:list-item>
                <text:p text:style-name="P9"><text:span text:style-name="T11">„</text:span><text:span text:style-name="T11">Thinks“ about files in terms of lines and sentences (by default) or as you tell it to.</text:span></text:p>
              </text:list-item>
              <text:list-item>
                <text:p text:style-name="P9"><text:span text:style-name="T11">Has powerful regular expressions built in.</text:span></text:p>
              </text:list-item>
            </text:list>
          </draw:text-box>
        </draw:frame>
        <draw:custom-shape draw:style-name="gr10" draw:text-style-name="P19" draw:layer="layout" svg:width="22.502cm" svg:height="2.698cm" svg:x="1cm" svg:y="9.802cm">
          <text:p text:style-name="P17"><text:span text:style-name="T14">if( $lines[$_] =~ /^--\s*?\[(\w+)\]/ ){</text:span></text:p>
          <text:p text:style-name="P17"><text:span text:style-name="T14"><text:s text:c="4"/></text:span><text:span text:style-name="T14">$key = $1;</text:span></text:p>
          <text:p text:style-name="P17"><text:span text:style-name="T14">}</text:span></text:p>
          <draw:enhanced-geometry svg:viewBox="0 0 21600 21600" draw:type="rectangle" draw:enhanced-path="M 0 0 L 21600 0 21600 21600 0 21600 0 0 Z N"/>
        </draw:custom-shape>
        <draw:frame draw:style-name="gr11" draw:text-style-name="P20" draw:layer="layout" svg:width="22.999cm" svg:height="2.701cm" svg:x="1cm" svg:y="14cm">
          <draw:text-box>
            <text:p text:style-name="P9"><text:span text:style-name="T15">WARNING!!! </text:span></text:p>
            <text:p text:style-name="P9"><text:span text:style-name="T15">Do not write sloppy code just because it is easy to do so. In most cases Your code lives longer than you expected and gets uglier!!!</text:span></text:p>
          </draw:text-box>
        </draw:frame>
        <presentation:notes draw:style-name="dp3" presentation:use-footer-name="ftr1">
          <draw:page-thumbnail draw:style-name="gr7" draw:layer="layout" svg:width="13.943cm" svg:height="10.66cm" svg:x="2.887cm" svg:y="2.16cm" draw:page-number="1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Finally, </text:p>
                <text:list>
                  <text:list-item>
                    <text:p text:style-name="P9">Because you want so</text:p>
                  </text:list-item>
                  <text:list-item>
                    <text:p text:style-name="P9">because your boss wants so :)...</text:p>
                  </text:list-item>
                </text:list>
              </text:list-item>
            </text:list>
          </draw:text-box>
        </draw:frame>
        <presentation:notes draw:style-name="dp3" presentation:use-footer-name="ftr1">
          <draw:page-thumbnail draw:style-name="gr7" draw:layer="layout" svg:width="13.943cm" svg:height="10.66cm" svg:x="2.887cm" svg:y="2.16cm" draw:page-number="1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9" draw:layer="layout" svg:width="17.599cm" svg:height="3.023cm" svg:x="7.099cm" svg:y="0cm" presentation:class="title" presentation:user-transformed="true">
          <draw:text-box>
            <text:p text:style-name="P9">CPAN and PPM</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Comprehensive Perl Archive Network is the biggest source for reusable, standardized perl-code.</text:span><text:span text:style-name="T10"><text:line-break/></text:span><text:span text:style-name="T10">Use the </text:span><text:span text:style-name="T16">cpan</text:span><text:span text:style-name="T10"> program to install compile and upgrade modules if you have a C compiler.</text:span><text:span text:style-name="T10"><text:line-break/></text:span><text:span text:style-name="T10"/></text:p>
              </text:list-item>
              <text:list-item>
                <text:p text:style-name="P9"><text:span text:style-name="T10">Perl Package Manager is the ActiveState tool for precompiled perl modules</text:span><text:span text:style-name="T10"><text:line-break/></text:span><text:span text:style-name="T10">It simplifies the task of locating, installing, upgrading and removing Perl packages on Windows. Use the </text:span><text:span text:style-name="T16">ppm</text:span><text:span text:style-name="T10"> program that comes with ActivePerl.</text:span></text:p>
              </text:list-item>
            </text:list>
          </draw:text-box>
        </draw:frame>
        <presentation:notes draw:style-name="dp3" presentation:use-footer-name="ftr1">
          <draw:page-thumbnail draw:style-name="gr7" draw:layer="layout" svg:width="13.943cm" svg:height="10.66cm" svg:x="2.887cm" svg:y="2.16cm" draw:page-number="16"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9" draw:layer="layout" svg:width="17.599cm" svg:height="3.023cm" svg:x="7.099cm" svg:y="0cm" presentation:class="title" presentation:user-transformed="true">
          <draw:text-box>
            <text:p text:style-name="P9">Installing on (Windows/Unix)</text:p>
          </draw:text-box>
        </draw:frame>
        <draw:frame presentation:style-name="pr6" draw:text-style-name="P15" draw:layer="layout" svg:width="23.596cm" svg:height="14.825cm" svg:x="0.9cm" svg:y="3.522cm" presentation:class="outline" presentation:user-transformed="true">
          <draw:text-box>
            <text:list text:style-name="L5">
              <text:list-item>
                <text:list>
                  <text:list-item>
                    <text:p text:style-name="P9">Linux/Unix</text:p>
                    <text:list>
                      <text:list-item>
                        <text:p text:style-name="P9">No need – you already <text:s/>have it.</text:p>
                      </text:list-item>
                      <text:list-item>
                        <text:p>Use <text:a xlink:href="https://metacpan.org/pod/perlbrew" xlink:type="simple">perlbrew</text:a> to install your own Perl.</text:p>
                      </text:list-item>
                      <text:list-item>
                        <text:p>Use your own <text:a xlink:href="http://www.activestate.com/activeperl/downloads" xlink:type="simple">ActivePerl</text:a>.</text:p>
                      </text:list-item>
                    </text:list>
                  </text:list-item>
                  <text:list-item>
                    <text:p text:style-name="P9">Windows</text:p>
                    <text:list>
                      <text:list-item>
                        <text:p><text:span text:style-name="T17">Download perl for your architecture from</text:span><text:span text:style-name="T17"><text:line-break/></text:span><text:span text:style-name="T17"><text:a xlink:href="http://strawberryperl.com/" xlink:type="simple">http://strawberryperl.com/</text:a></text:span><text:span text:style-name="T17"> </text:span><text:span text:style-name="T17"><text:line-break/></text:span><text:span text:style-name="T17">or</text:span><text:span text:style-name="T17"><text:line-break/></text:span><text:span text:style-name="T17"><text:a xlink:href="http://www.activestate.com/activeperl/downloads" xlink:type="simple">http://www.activestate.com/activeperl/downloads</text:a></text:span></text:p>
                      </text:list-item>
                      <text:list-item>
                        <text:p><text:span text:style-name="T17">Click twice on </text:span><text:span text:style-name="T17"><text:line-break/></text:span><text:span text:style-name="T17">strawberry-perl-5.XX.X.X-32bit.msi</text:span><text:span text:style-name="T17"><text:line-break/></text:span><text:span text:style-name="T17">or</text:span><text:span text:style-name="T17"><text:line-break/></text:span><text:span text:style-name="T17">ActivePerl-5.XX.X.XXXX-....msi</text:span></text:p>
                      </text:list-item>
                    </text:list>
                  </text:list-item>
                </text:list>
              </text:list-item>
            </text:list>
            <text:list text:style-name="L7">
              <text:list-item>
                <text:list>
                  <text:list-item>
                    <text:list>
                      <text:list-item>
                        <text:p text:style-name="P9"><text:span text:style-name="T17">Next, next, mm.. next, yes, next.... :D</text:span></text:p>
                      </text:list-item>
                    </text:list>
                  </text:list-item>
                </text:list>
              </text:list-item>
            </text:list>
          </draw:text-box>
        </draw:frame>
        <presentation:notes draw:style-name="dp3" presentation:use-footer-name="ftr1">
          <draw:page-thumbnail draw:style-name="gr7" draw:layer="layout" svg:width="13.943cm" svg:height="10.66cm" svg:x="2.887cm" svg:y="2.16cm" draw:page-number="17"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A Perl script or program consists of one or more statements. </text:p>
              </text:list-item>
              <text:list-item>
                <text:p text:style-name="P9">These statements are simply written in the script in a straightforward fashion. </text:p>
              </text:list-item>
              <text:list-item>
                <text:p text:style-name="P9">There is no need to have a main() function or anything of that kind.</text:p>
              </text:list-item>
            </text:list>
          </draw:text-box>
        </draw:frame>
        <presentation:notes draw:style-name="dp3" presentation:use-footer-name="ftr1">
          <draw:page-thumbnail draw:style-name="gr7" draw:layer="layout" svg:width="13.943cm" svg:height="10.66cm" svg:x="2.887cm" svg:y="2.16cm" draw:page-number="18"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erl statements end in a semi-colon</text:p>
              </text:list-item>
            </text:list>
          </draw:text-box>
        </draw:frame>
        <draw:custom-shape draw:style-name="gr12" draw:text-style-name="P18" draw:layer="layout" svg:width="22.502cm" svg:height="2.298cm" svg:x="1cm" svg:y="10.202cm">
          <text:p text:style-name="P17"><text:span text:style-name="T18">#this is a fully functional program</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9"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Comments start with a hash symbol and run to the end of the line</text:p>
              </text:list-item>
            </text:list>
          </draw:text-box>
        </draw:frame>
        <draw:custom-shape draw:style-name="gr13" draw:text-style-name="P18" draw:layer="layout" svg:width="22.502cm" svg:height="2.301cm" svg:x="1cm" svg:y="10.203cm">
          <text:p text:style-name="P17"><text:span text:style-name="T19">#this is a fully functional program with comment</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0"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Whitespace is irrelevant</text:p>
              </text:list-item>
            </text:list>
          </draw:text-box>
        </draw:frame>
        <draw:custom-shape draw:style-name="gr14" draw:text-style-name="P18" draw:layer="layout" svg:width="22.502cm" svg:height="3.296cm" svg:x="1cm" svg:y="10.204cm">
          <text:p text:style-name="P17"><text:span text:style-name="T12"><text:s text:c="4"/></text:span><text:span text:style-name="T12">print</text:span></text:p>
          <text:p text:style-name="P17"><text:span text:style-name="T12"><text:s text:c="8"/></text:span><text:span text:style-name="T12">"Hello, world"</text:span></text:p>
          <text:p text:style-name="P17"><text:span text:style-name="T12"><text:s text:c="8"/></text:span><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1"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 except inside quoted strings</text:p>
              </text:list-item>
            </text:list>
          </draw:text-box>
        </draw:frame>
        <draw:custom-shape draw:style-name="gr14" draw:text-style-name="P18" draw:layer="layout" svg:width="22.502cm" svg:height="3.296cm" svg:x="1cm" svg:y="10.204cm">
          <text:p text:style-name="P17"><text:span text:style-name="T18"># this would print with a line-break in the middle</text:span></text:p>
          <text:p text:style-name="P17"><text:span text:style-name="T12">print "Hello</text:span></text:p>
          <text:p text:style-name="P17"><text:span text:style-name="T12">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2"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Double quotes or single quotes may be used around literal strings</text:p>
              </text:list-item>
            </text:list>
          </draw:text-box>
        </draw:frame>
        <draw:custom-shape draw:style-name="gr15" draw:text-style-name="P18" draw:layer="layout" svg:width="22.502cm" svg:height="2.059cm" svg:x="1cm" svg:y="10.204cm">
          <text:p text:style-name="P17"><text:span text:style-name="T12">print "Hello, world";</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However, only double quotes "interpolate" variables and special characters such as newlines (\n)</text:p>
              </text:list-item>
            </text:list>
          </draw:text-box>
        </draw:frame>
        <draw:custom-shape draw:style-name="gr16" draw:text-style-name="P18" draw:layer="layout" svg:width="22.502cm" svg:height="2.059cm" svg:x="1cm" svg:y="10.205cm">
          <text:p text:style-name="P17"><text:span text:style-name="T12">print "Hello, $name\n"; # works fine</text:span></text:p>
          <text:p text:style-name="P17"><text:span text:style-name="T12">print 'Hello, $name\n'; # prints $name\n literally</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Numbers don't need quotes around them</text:p>
              </text:list-item>
            </text:list>
          </draw:text-box>
        </draw:frame>
        <draw:custom-shape draw:style-name="gr17" draw:text-style-name="P18" draw:layer="layout" svg:width="22.502cm" svg:height="1.294cm" svg:x="1cm" svg:y="10.206cm">
          <text:p text:style-name="P17"><text:span text:style-name="T12">print 4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You can use parentheses for functions' arguments or omit them according to your personal taste. </text:p>
              </text:list-item>
              <text:list-item>
                <text:p text:style-name="P9">Only required occasionally to clarify issues of precedence.</text:p>
              </text:list-item>
            </text:list>
          </draw:text-box>
        </draw:frame>
        <draw:custom-shape draw:style-name="gr18" draw:text-style-name="P18" draw:layer="layout" svg:width="22.502cm" svg:height="2.059cm" svg:x="1cm" svg:y="10.806cm">
          <text:p text:style-name="P17"><text:span text:style-name="T12">print("Hello, world\n");</text:span></text:p>
          <text:p text:style-name="P17"><text:span text:style-name="T12">print "Hello, world\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6" presentation:class="page"/>
          <draw:frame presentation:style-name="pr11" draw:text-style-name="P9" draw:layer="layout" svg:width="15.775cm" svg:height="12.793cm" svg:x="1.972cm" svg:y="13.503cm" presentation:class="notes">
            <draw:text-box>
              <text:p text:style-name="P9">More detailed information about Perl syntax can be found in the perlsyn manpage.</text:p>
            </draw:text-box>
          </draw:frame>
        </presentation:notes>
      </draw:page>
      <draw:page draw:name="page27"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23" draw:layer="layout" svg:width="23.596cm" svg:height="14.825cm" svg:x="0.9cm" svg:y="3.522cm" presentation:class="outline" presentation:user-transformed="true">
          <draw:text-box>
            <text:list text:style-name="L5">
              <text:list-item>
                <text:p text:style-name="P9"><text:span text:style-name="T21">Perl comes with a wide selection of builtin functions. </text:span></text:p>
              </text:list-item>
              <text:list-item>
                <text:p text:style-name="P9"><text:span text:style-name="T21">Full list at the start of the perlfunc manpage.</text:span></text:p>
              </text:list-item>
              <text:list-item>
                <text:p text:style-name="P9"><text:span text:style-name="T21">You can read about any given function by using </text:span><text:span text:style-name="T22">perldoc -f functionname</text:span><text:span text:style-name="T21"> at the commandline.</text:span></text:p>
              </text:list-item>
              <text:list-item>
                <text:p text:style-name="P9"><text:span text:style-name="T21">Perl operators are documented in full in the perlop manpage</text:span></text:p>
              </text:list-item>
              <text:list-item>
                <text:p text:style-name="P9"><text:span text:style-name="T21">Here are a few of the most common ones.</text:span></text:p>
              </text:list-item>
            </text:list>
          </draw:text-box>
        </draw:frame>
        <presentation:notes draw:style-name="dp3" presentation:use-footer-name="ftr1">
          <draw:page-thumbnail draw:style-name="gr7" draw:layer="layout" svg:width="13.943cm" svg:height="10.66cm" svg:x="2.887cm" svg:y="2.16cm" draw:page-number="27"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Arithmetic</text:p>
              </text:list-item>
            </text:list>
            <text:p text:style-name="P24"><text:s text:c="8"/>+ <text:s text:c="2"/>addition</text:p>
            <text:p text:style-name="P24"><text:s text:c="8"/>- <text:s text:c="2"/>subtraction</text:p>
            <text:p text:style-name="P24"><text:s text:c="8"/>* <text:s text:c="2"/>multiplication</text:p>
            <text:p text:style-name="P24"><text:s text:c="8"/>/ <text:s text:c="2"/>division</text:p>
          </draw:text-box>
        </draw:frame>
        <presentation:notes draw:style-name="dp3" presentation:use-footer-name="ftr1">
          <draw:page-thumbnail draw:style-name="gr7" draw:layer="layout" svg:width="13.943cm" svg:height="10.66cm" svg:x="2.887cm" svg:y="2.16cm" draw:page-number="28"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Numeric comparison</text:p>
              </text:list-item>
            </text:list>
            <text:p text:style-name="P24"><text:s text:c="8"/>== <text:s/>equality</text:p>
            <text:p text:style-name="P24"><text:s text:c="8"/>!= <text:s/>inequality</text:p>
            <text:p text:style-name="P24"><text:s text:c="8"/>&lt; <text:s text:c="2"/>less than</text:p>
            <text:p text:style-name="P24"><text:s text:c="8"/>&gt; <text:s text:c="2"/>greater than</text:p>
            <text:p text:style-name="P24"><text:s text:c="8"/>&lt;= <text:s/>less than or equal</text:p>
            <text:p text:style-name="P24"><text:s text:c="8"/>&gt;= <text:s/>greater than or equal</text:p>
          </draw:text-box>
        </draw:frame>
        <presentation:notes draw:style-name="dp3" presentation:use-footer-name="ftr1">
          <draw:page-thumbnail draw:style-name="gr7" draw:layer="layout" svg:width="13.943cm" svg:height="10.66cm" svg:x="2.887cm" svg:y="2.16cm" draw:page-number="29"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String comparison</text:span></text:p>
              </text:list-item>
            </text:list>
            <text:p text:style-name="P25"><text:span text:style-name="T15"><text:s text:c="8"/></text:span><text:span text:style-name="T15">eq <text:s/>equality</text:span></text:p>
            <text:p text:style-name="P25"><text:span text:style-name="T15"><text:s text:c="8"/></text:span><text:span text:style-name="T15">ne <text:s/>inequality</text:span></text:p>
            <text:p text:style-name="P25"><text:span text:style-name="T15"><text:s text:c="8"/></text:span><text:span text:style-name="T15">lt <text:s/>less than</text:span></text:p>
            <text:p text:style-name="P25"><text:span text:style-name="T15"><text:s text:c="8"/></text:span><text:span text:style-name="T15">gt <text:s/>greater than</text:span></text:p>
            <text:p text:style-name="P25"><text:span text:style-name="T15"><text:s text:c="8"/></text:span><text:span text:style-name="T15">le <text:s/>less than or equal</text:span></text:p>
            <text:p text:style-name="P25"><text:span text:style-name="T15"><text:s text:c="8"/></text:span><text:span text:style-name="T15">ge <text:s/>greater than or equal</text:span></text:p>
            <text:list text:continue-numbering="true" text:style-name="L5">
              <text:list-item>
                <text:p text:style-name="P9"><text:span text:style-name="T23">Why separate numeric and string comparisons? </text:span></text:p>
                <text:list>
                  <text:list-item>
                    <text:p text:style-name="P9"><text:span text:style-name="T23">Perl does not have special variable types.</text:span></text:p>
                  </text:list-item>
                  <text:list-item>
                    <text:p text:style-name="P9"><text:span text:style-name="T23">perl needs to know whether to sort numerically or alphabetically.</text:span></text:p>
                  </text:list-item>
                </text:list>
              </text:list-item>
            </text:list>
          </draw:text-box>
        </draw:frame>
        <presentation:notes draw:style-name="dp3" presentation:use-footer-name="ftr1">
          <draw:page-thumbnail draw:style-name="gr7" draw:layer="layout" svg:width="13.943cm" svg:height="10.66cm" svg:x="2.887cm" svg:y="2.16cm" draw:page-number="30" presentation:class="page"/>
          <draw:frame presentation:style-name="pr11" draw:text-style-name="P21" draw:layer="layout" svg:width="15.775cm" svg:height="12.793cm" svg:x="1.972cm" svg:y="13.503cm" presentation:class="notes">
            <draw:text-box>
              <text:p text:style-name="P9"><text:span text:style-name="T24">(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Boolean logic</text:p>
              </text:list-item>
            </text:list>
            <text:p text:style-name="P24"><text:s text:c="8"/>&amp;&amp; <text:s/>and</text:p>
            <text:p text:style-name="P24"><text:s text:c="8"/>|| <text:s/>or</text:p>
            <text:p text:style-name="P24"><text:s text:c="8"/>! <text:s text:c="2"/>not</text:p>
            <text:list text:continue-numbering="true" text:style-name="L5">
              <text:list-item>
                <text:p text:style-name="P9"><text:span text:style-name="T25">and</text:span><text:span text:style-name="T8">, </text:span><text:span text:style-name="T25">or </text:span><text:span text:style-name="T8">and </text:span><text:span text:style-name="T25">not </text:span><text:span text:style-name="T8">aren't just <text:s/>descriptions of the operators -- they're:</text:span></text:p>
                <text:list>
                  <text:list-item>
                    <text:p text:style-name="P9"><text:span text:style-name="T8">operators in their own right. </text:span></text:p>
                  </text:list-item>
                  <text:list-item>
                    <text:p text:style-name="P9"><text:span text:style-name="T8">more readable than the C-style operators</text:span></text:p>
                  </text:list-item>
                  <text:list-item>
                    <text:p text:style-name="P9"><text:span text:style-name="T8">lower precedence to &amp;&amp; and friends. </text:span></text:p>
                  </text:list-item>
                </text:list>
              </text:list-item>
              <text:list-item>
                <text:p text:style-name="P9"><text:span text:style-name="T8">See perlop.</text:span></text:p>
              </text:list-item>
            </text:list>
          </draw:text-box>
        </draw:frame>
        <presentation:notes draw:style-name="dp3" presentation:use-footer-name="ftr1">
          <draw:page-thumbnail draw:style-name="gr7" draw:layer="layout" svg:width="13.943cm" svg:height="10.66cm" svg:x="2.887cm" svg:y="2.16cm" draw:page-number="31"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Miscellaneous</text:span></text:p>
              </text:list-item>
            </text:list>
            <text:p text:style-name="P24"><text:span text:style-name="T10"><text:s text:c="8"/></text:span><text:span text:style-name="T10">= <text:s text:c="2"/>assignment</text:span></text:p>
            <text:p text:style-name="P24"><text:span text:style-name="T10"><text:s text:c="8"/></text:span><text:span text:style-name="T10">. <text:s text:c="2"/>string concatenation</text:span></text:p>
            <text:p text:style-name="P24"><text:span text:style-name="T10"><text:s text:c="8"/></text:span><text:span text:style-name="T10">x <text:s text:c="2"/>string multiplication</text:span></text:p>
            <text:p text:style-name="P24"><text:span text:style-name="T10"><text:s text:c="8"/></text:span><text:span text:style-name="T10">.. <text:s/>range operator (creates a list of numbers)</text:span></text:p>
          </draw:text-box>
        </draw:frame>
        <presentation:notes draw:style-name="dp3" presentation:use-footer-name="ftr1">
          <draw:page-thumbnail draw:style-name="gr7" draw:layer="layout" svg:width="13.943cm" svg:height="10.66cm" svg:x="2.887cm" svg:y="2.16cm" draw:page-number="32"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Many operators can be combined with a = as follows:</text:span></text:p>
              </text:list-item>
            </text:list>
          </draw:text-box>
        </draw:frame>
        <draw:custom-shape draw:style-name="gr19" draw:text-style-name="P18" draw:layer="layout" svg:width="22.502cm" svg:height="3cm" svg:x="1.3cm" svg:y="7.5cm">
          <text:p text:style-name="P17"><text:span text:style-name="T12">$a += 1; <text:s text:c="7"/># same as $a = $a + 1</text:span></text:p>
          <text:p text:style-name="P17"><text:span text:style-name="T12">$a -= 1; <text:s text:c="7"/># same as $a = $a - 1</text:span></text:p>
          <text:p text:style-name="P17"><text:span text:style-name="T12">$a .= "\n"; <text:s text:c="4"/># same as $a = $a . "\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33"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Hello World</text:p>
          </draw:text-box>
        </draw:frame>
        <draw:frame presentation:style-name="pr6" draw:text-style-name="P15" draw:layer="layout" svg:width="23.596cm" svg:height="14.825cm" svg:x="0.9cm" svg:y="3.522cm" presentation:class="outline" presentation:placeholder="true" presentation:user-transformed="true">
          <draw:text-box/>
        </draw:frame>
        <draw:custom-shape draw:style-name="gr20" draw:text-style-name="P18" draw:layer="layout" svg:width="22.502cm" svg:height="6.293cm" svg:x="1cm" svg:y="8.707cm">
          <text:p text:style-name="P17"><text:span text:style-name="T12">#!/usr/bin/perl</text:span></text:p>
          <text:p text:style-name="P17"><text:span text:style-name="T12">use warnings;</text:span></text:p>
          <text:p text:style-name="P17"><text:span text:style-name="T12">use strict;</text:span></text:p>
          <text:p text:style-name="P17"><text:span text:style-name="T12">use utf8;</text:span></text:p>
          <text:p text:style-name="P17"><text:span text:style-name="T12">print 'Hi'.$/;</text:span></text:p>
          <draw:enhanced-geometry svg:viewBox="0 0 21600 21600" draw:type="rectangle" draw:enhanced-path="M 0 0 L 21600 0 21600 21600 0 21600 0 0 Z N"/>
        </draw:custom-shape>
        <draw:custom-shape draw:style-name="gr21" draw:text-style-name="P27" draw:layer="layout" svg:width="8cm" svg:height="2.5cm" svg:x="1.5cm" svg:y="3.5cm">
          <text:p text:style-name="P26"><text:span text:style-name="T17">So called shebang line. Optional on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4.5cm" svg:height="1.5cm" svg:x="10cm" svg:y="3.5cm">
          <text:p text:style-name="P26"><text:span text:style-name="T17">Perl pragma to control optional warnings</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3cm" svg:height="1.5cm" svg:x="11.5cm" svg:y="5.5cm">
          <text:p text:style-name="P26"><text:span text:style-name="T17">Perl pragma to restrict unsafe constructs</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3.5cm" svg:height="2.5cm" svg:x="11cm" svg:y="8cm">
          <text:p text:style-name="P26"><text:span text:style-name="T17">Perl pragma to enable/disable UTF-8 in source code (You love Unicode, right?).</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0cm" svg:height="1cm" svg:x="1cm" svg:y="14.5cm">
          <text:p text:style-name="P26"><text:span text:style-name="T26">Prints a string or a list of strings.</text:span></text:p>
          <draw:enhanced-geometry svg:viewBox="0 0 21600 21600" draw:text-areas="800 800 20800 20800" draw:type="round-rectangular-callout" draw:modifiers="1945.96540345965 -28224.57542457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9.5cm" svg:height="1cm" svg:x="12cm" svg:y="15.5cm">
          <text:p text:style-name="P26"><text:span text:style-name="T26">A literal string(scalar value).</text:span></text:p>
          <draw:enhanced-geometry svg:viewBox="0 0 21600 21600" draw:text-areas="800 800 20800 20800" draw:type="round-rectangular-callout" draw:modifiers="-15927.7549731607 -50601.3986013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2.5cm" svg:height="2.5cm" svg:x="12cm" svg:y="12cm">
          <text:p text:style-name="P26"><text:span text:style-name="T26">The input record separator, newline by default. This influences Perl's idea of what a "line" is.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8" draw:layer="layout" svg:width="14.9cm" svg:height="0.886cm" svg:x="5.25cm" svg:y="17.5cm">
          <draw:text-box>
            <text:p><text:span text:style-name="T26">See this knowledge applied in real-life: http://git.io/1JIGsA</text:span></text:p>
          </draw:text-box>
        </draw:frame>
        <presentation:notes draw:style-name="dp3" presentation:use-footer-name="ftr1">
          <draw:page-thumbnail draw:style-name="gr7" draw:layer="layout" svg:width="13.943cm" svg:height="10.66cm" svg:x="2.887cm" svg:y="2.16cm" draw:page-number="3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Resource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erl CORE documentation</text:p>
                <text:list>
                  <text:list-item>
                    <text:p text:style-name="P9">perlhist, perlintro, perldata, perlhack, perlguts, perlvar, perlcompile, etc.</text:p>
                  </text:list-item>
                </text:list>
              </text:list-item>
              <text:list-item>
                <text:p text:style-name="P9">„Beginning Perl“ by Simon Cosens with Peter Wainwright (Wrox Press Ltd. <text:s/>2000)<text:line-break/><text:span text:style-name="T10"><text:a xlink:href="http://www.perl.org/books/beginning-perl/" xlink:type="simple">http://www.perl.org/books/beginning-perl/</text:a></text:span></text:p>
              </text:list-item>
              <text:list-item>
                <text:p text:style-name="P9"><text:span text:style-name="T10">Modern Perl by chromatic</text:span><text:span text:style-name="T10"><text:line-break/></text:span><text:span text:style-name="T10">http://www.onyxneon.com/books/modern_perl/</text:span></text:p>
              </text:list-item>
              <text:list-item>
                <text:p text:style-name="P9">See also: books.perl.org</text:p>
              </text:list-item>
            </text:list>
          </draw:text-box>
        </draw:frame>
        <presentation:notes draw:style-name="dp3" presentation:use-footer-name="ftr1">
          <draw:page-thumbnail draw:style-name="gr7" draw:layer="layout" svg:width="13.943cm" svg:height="10.66cm" svg:x="2.887cm" svg:y="2.16cm" draw:page-number="3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9">Introduction to Perl</text:p>
          </draw:text-box>
        </draw:frame>
        <draw:frame presentation:style-name="pr13" draw:text-style-name="P30" draw:layer="layout" svg:width="12.801cm" svg:height="3.405cm" svg:x="6.3cm" svg:y="7.523cm" presentation:class="outline" presentation:user-transformed="true">
          <draw:text-box>
            <text:p text:style-name="P29"><text:span text:style-name="T27">Questions?</text:span></text:p>
          </draw:text-box>
        </draw:frame>
        <draw:frame draw:style-name="gr5" draw:text-style-name="P8" draw:layer="layout" svg:width="12.673cm" svg:height="0.886cm" svg:x="6.364cm" svg:y="16.842cm">
          <draw:text-box>
            <text:p><text:span text:style-name="T5">With the kind support of </text:span><text:span text:style-name="T28">http://chainsolutions.net/</text:span></text:p>
          </draw:text-box>
        </draw:frame>
        <presentation:notes draw:style-name="dp4">
          <draw:page-thumbnail draw:layer="layout" svg:width="14.213cm" svg:height="10.659cm" svg:x="2.756cm" svg:y="2.134cm" draw:page-number="36"/>
          <draw:frame presentation:style-name="pr2" draw:text-style-name="P9"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xx" style:country-asian="none" style:font-name-complex="Lucidasans2" style:font-size-complex="24pt" style:language-complex="zxx" style:country-complex="none"/>
    </style:default-style>
    <style:style style:name="standard" style:family="graphic" style:parent-style-name="Normal">
      <style:graphic-properties draw:stroke="solid" draw:stroke-dash="Dashed_20__28_var_29_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ект_20_без_20_запълване_20_и_20_очертание" style:display-name="Обект без запълване и очертание"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40pt" fo:font-style="normal" fo:text-shadow="1pt 1pt" style:text-underline-style="none" fo:font-weight="bold" style:font-name-asian="Arial Unicode MS1" style:font-family-asian="'Arial Unicode MS'" style:font-family-generic-asian="swiss" style:font-pitch-asian="variable" style:font-size-asian="40pt" style:font-style-asian="normal" style:font-weight-asian="bold" style:font-name-complex="Arial Unicode MS1"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letter-kerning="true"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letter-kerning="true"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letter-kerning="true"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letter-kerning="true"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letter-kerning="true"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letter-kerning="true"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letter-kerning="true"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Droid Sans" style:font-family-asian="'Droid Sans'" style:font-family-generic-asian="system" style:font-pitch-asian="variable" style:font-size-asian="26.8999996185303pt" style:font-style-asian="normal" style:font-weight-asian="normal" style:font-name-complex="Lohit Hindi"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align="end" fo:text-indent="0cm" style:line-break="strict" style:writing-mode="lr-tb"/>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1pt" fo:language="en" fo:country="GB" fo:font-style="italic" style:font-name-asian="DejaVu Sans1" style:font-size-asian="11pt" style:font-style-asian="italic" style:font-name-complex="DejaVu Sans1" style:font-size-complex="11pt" style:font-style-complex="italic"/>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382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382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Standard" style:page-layout-name="PM1" draw:style-name="Mdp3">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draw:frame presentation:style-name="Mpr9" draw:text-style-name="MP7" draw:layer="backgroundobjects" svg:width="5.917cm" svg:height="1.314cm" svg:x="1.27cm" svg:y="17.354cm" presentation:class="date-time">
        <draw:text-box>
          <text:p text:style-name="MP7"><text:span text:style-name="MT1"><presentation:date-time/></text:span></text:p>
        </draw:text-box>
      </draw:frame>
      <draw:frame presentation:style-name="Mpr9" draw:text-style-name="MP8" draw:layer="backgroundobjects" svg:width="8.051cm" svg:height="1.314cm" svg:x="8.686cm" svg:y="17.354cm" presentation:class="footer">
        <draw:text-box>
          <text:p text:style-name="MP8"><text:span text:style-name="MT1"><presentation:footer/></text:span></text:p>
        </draw:text-box>
      </draw:frame>
      <draw:frame presentation:style-name="Mpr9" draw:text-style-name="MP9" draw:layer="backgroundobjects" svg:width="5.917cm" svg:height="1.314cm" svg:x="18.211cm" svg:y="17.354cm" presentation:class="page-number">
        <draw:text-box>
          <text:p text:style-name="MP9"><text:span text:style-name="MT1"><text:page-number>&lt;число&gt;</text:page-number></text:span></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7" draw:layer="backgroundobjects" svg:width="8.558cm" svg:height="1.421cm" svg:x="0cm" svg:y="0cm" presentation:class="header">
          <draw:text-box>
            <text:p text:style-name="MP7"><text:span text:style-name="MT1"><presentation:header/></text:span></text:p>
          </draw:text-box>
        </draw:frame>
        <draw:frame presentation:style-name="Mpr10" draw:text-style-name="MP9" draw:layer="backgroundobjects" svg:width="8.558cm" svg:height="1.421cm" svg:x="11.161cm" svg:y="0cm" presentation:class="date-time">
          <draw:text-box>
            <text:p text:style-name="MP9"><text:span text:style-name="MT1"><presentation:date-time/></text:span></text:p>
          </draw:text-box>
        </draw:frame>
        <draw:frame presentation:style-name="Mpr11" draw:text-style-name="MP7" draw:layer="backgroundobjects" svg:width="8.558cm" svg:height="1.421cm" svg:x="0cm" svg:y="27.008cm" presentation:class="footer">
          <draw:text-box>
            <text:p text:style-name="MP7"><text:span text:style-name="MT1"><presentation:footer/></text:span></text:p>
          </draw:text-box>
        </draw:frame>
        <draw:frame presentation:style-name="Mpr11" draw:text-style-name="MP9" draw:layer="backgroundobjects" svg:width="8.558cm" svg:height="1.421cm" svg:x="11.161cm" svg:y="27.008cm" presentation:class="page-number">
          <draw:text-box>
            <text:p text:style-name="MP9"><text:span text:style-name="MT1"><text:page-number>&lt;число&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Perl Programming Course</dc:title>
    <meta:initial-creator>Красимир Беров</meta:initial-creator>
    <meta:creation-date>2008-01-19T20:45:34</meta:creation-date>
    <dc:date>2014-06-05T23:06:59.128459150</dc:date>
    <meta:editing-cycles>124</meta:editing-cycles>
    <meta:editing-duration>PT17H6M2S</meta:editing-duration>
    <meta:document-statistic meta:object-count="213"/>
    <meta:user-defined meta:name="Info 1"/>
    <meta:user-defined meta:name="Info 2"/>
    <meta:user-defined meta:name="Info 3"/>
    <meta:user-defined meta:name="Info 4"/>
  </office:meta>
</office:document-meta>
</file>